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b1dc8" officeooo:paragraph-rsid="001b1dc8"/>
    </style:style>
    <style:style style:name="P2" style:family="paragraph" style:parent-style-name="Standard">
      <style:text-properties officeooo:rsid="001b1dc8" officeooo:paragraph-rsid="001b8c21"/>
    </style:style>
    <style:style style:name="P3" style:family="paragraph" style:parent-style-name="Standard">
      <style:text-properties officeooo:rsid="001b8c21" officeooo:paragraph-rsid="001b8c21"/>
    </style:style>
    <style:style style:name="P4" style:family="paragraph" style:parent-style-name="Standard">
      <style:text-properties officeooo:rsid="001c8227" officeooo:paragraph-rsid="001c8227"/>
    </style:style>
    <style:style style:name="P5" style:family="paragraph" style:parent-style-name="Standard">
      <style:text-properties officeooo:rsid="001c8227" officeooo:paragraph-rsid="001c8227"/>
    </style:style>
    <style:style style:name="P6" style:family="paragraph" style:parent-style-name="Standard">
      <style:text-properties officeooo:rsid="001e3dba" officeooo:paragraph-rsid="001e3dba"/>
    </style:style>
    <style:style style:name="P7" style:family="paragraph" style:parent-style-name="Standard">
      <style:text-properties officeooo:rsid="001e52ee" officeooo:paragraph-rsid="001e52ee"/>
    </style:style>
    <style:style style:name="T1" style:family="text">
      <style:text-properties officeooo:rsid="001b8c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урс понравился своим необычным форматом – занятия проходили в форме совместных обсуждений материала. Лектор очень оживленный, воодушевленный и приятный, дружелюбный человек, не любящий формальности. Лектор весьма подталкивал к самостоятельному освоению <text:s/>и обдумыванию материала – я весьма хвалю и одобряю такое отношение к предмету и учебе.</text:p>
      <text:p text:style-name="P1">Режим самоизоляции в данной ситуации сыграл сильно против меня, потому что оказалось, что на мою почту не приходили письма от лектора, вследствие чего я на полтора месяца выпал из курса, не зная, что делать, чем мы занимаемся. Тут и моя ошибка, конечно, тоже, потому что я лучше бы быстрее спросил у сокурсников об этом.</text:p>
      <text:p text:style-name="P1">В моем случае было очень мало обратной связи – я бы хотел более предметного и своевременного обсуждения того, где и как я ошибался при решении задач.</text:p>
      <text:p text:style-name="P1">К сожалению, в этом году я слишком сильно нагрузил себя работой и учебой, поэтому не смог взять от этого курса максимум того, что мог бы. <text:span text:style-name="T1">Я не сильно улучшил свои знания квантовой физики, но благодарен лектору, что он оценил мои усилия.</text:span></text:p>
      <text:p text:style-name="P1"/>
      <text:p text:style-name="P1"/>
      <text:p text:style-name="P2">К сожалению, в этом году я слишком сильно нагрузил себя работой и учебой, поэтому не смог взять от этого курса максимум того, что мог бы. <text:span text:style-name="T1">У меня не сложилось цельной картины происходившего, я усвоил только кучку несвязных фактов и сюжетов. Думаю, я так и не понял, что такое преобразованеи Фурье на глубоком уровне. </text:span></text:p>
      <text:p text:style-name="P3">Я ценю, что большой упор делался на практические задания.</text:p>
      <text:p text:style-name="P3">Лектор может слишком долго и много отвечать на заданный вопрос, уходя от самого вопроса, и его сложно перебивать.</text:p>
      <text:p text:style-name="P3">Мне практики, как ни странно, не хватило. Я замечаю, что наличие сильных студентов, которые сразу решают задачи, еще до того как я понял условие, очень демотивирует. Мне было сложно фокусироваться на задачах, когда люди вокруг их обсуждали, быстро решали и переходили к следующим.</text:p>
      <text:p text:style-name="P3"/>
      <text:p text:style-name="P3">Прекрасный курс в том смысле, что я на нем ничего не делал, а просто появлялся. Я вообще ничего не слушал и не усвоил.</text:p>
      <text:p text:style-name="P3"/>
      <text:p text:style-name="P3">Претензий именно к курсу нет, мне просто не нравится математика и система образования. Я ничего не усвоил, просто на время положил в память кучу фактов и определений, чтобы суметь связно рассказать задачи и получить оценки за экзамены.</text:p>
      <text:p text:style-name="P3"/>
      <text:p text:style-name="P3"/>
      <text:p text:style-name="P4">Оглядываясь назад, на 4 года, проведенные мной в этом заведении, я сейчас понимаю, насколько это было ужасно. Я совершенно необразован. Если говорить именно о математике, то я так и не понимаю, что это, почему она такая, что в ней происходит и почему. </text:p>
      <text:p text:style-name="P4">Образование совершенно не давало мне проявлять креативность в какой-либо форме, это было тупое заучивание фактов без понимания, чтобы потом воспроизвести их на экзаменах. Я долго этого не понимал и думал, что так и должно быть. В институтской среде я должен был думать то, о чем должен думать, и делать то, что меня просят. </text:p>
      <text:p text:style-name="P4">Я не знаю, кто читает этот отзыв, но кто бы вы ни были, пожалуйста, прочитайте этот пост <text:a xlink:type="simple" xlink:href="https://www.gwern.net/education-is-not-about-learning" text:style-name="Internet_20_link" text:visited-style-name="Visited_20_Internet_20_Link">https://www.gwern.net/education-is-not-about-learning</text:a></text:p>
      <text:p text:style-name="P4"><text:a xlink:type="simple" xlink:href="https://www.lesswrong.com/s/3HyeNiEpvbQQaqeoH/p/sP2Hg6uPwpfp3jZJN" text:style-name="Internet_20_link" text:visited-style-name="Visited_20_Internet_20_Link">https://www.lesswrong.com/s/3HyeNiEpvbQQaqeoH/p/sP2Hg6uPwpfp3jZJN</text:a></text:p>
      <text:p text:style-name="P4"/>
      <text:p text:style-name="P6">Я хотел и хочу быть ученым. За последние 4 года у меня не было ничего похожего на деятельность ученого. У меня нет опыта самостоятельной постановки и поиска ответов на вопросы. Интеллект в том, что я делал, не был нужен почти нигде.</text:p>
      <text:p text:style-name="P6"><text:soft-page-break/>Я не знаю, как улучшить систему. Но самое лучшее, что вы могли бы сделать – это добиться повышения стипендий хотя бы до прожиточного минимума. Чтобы моя семья могла покупать еду и платить за квартиру, я работал, и это очень плохо сказалось на моем опыте изучения математики, хотя оценки я получал хорошие. Я считаю, что я заслуживал стипендии хотя ты тысяч в 20, потому что мой GPA больше 9 и я вхожу в 25 перцентиль по успеваемости. </text:p>
      <text:p text:style-name="P7">Самостоятельные или командные проекты, активная исследовательская деятельность – вот что является самыми лучшими формами обучения. Я понимаю, что у нас есть семинары и листки, но их почему-то не хватало.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10:55:43.417723834</meta:creation-date>
    <dc:date>2020-06-04T12:23:22.916109585</dc:date>
    <meta:editing-duration>PT2H37M4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17" meta:word-count="604" meta:character-count="3818" meta:non-whitespace-character-count="3220"/>
  </office:meta>
</office:document-meta>
</file>